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1" calcext:value-type="float">
            <text:p>2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1" calcext:value-type="float">
            <text:p>2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8:21:04.992831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16T19:05:23.646708858</dc:date>
    <meta:editing-duration>PT18H38M30S</meta:editing-duration>
    <meta:editing-cycles>63</meta:editing-cycles>
    <meta:generator>LibreOffice/5.1.6.2$Linux_X86_64 LibreOffice_project/10m0$Build-2</meta:generator>
    <meta:document-statistic meta:table-count="2" meta:cell-count="4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